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language="en" fo:country="GB" fo:font-weight="bold" style:font-weight-asian="bold" style:font-weight-complex="bold"/>
    </style:style>
    <style:style style:name="P4" style:family="paragraph" style:parent-style-name="Standard" style:list-style-name="L2">
      <style:text-properties fo:language="en" fo:country="GB"/>
    </style:style>
    <style:style style:name="P5" style:family="paragraph" style:parent-style-name="Standard" style:list-style-name="L3">
      <style:text-properties fo:language="en" fo:country="GB"/>
    </style:style>
    <style:style style:name="P6" style:family="paragraph" style:parent-style-name="Standard" style:list-style-name="L1">
      <style:text-properties fo:language="en" fo:country="GB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>
      <style:paragraph-properties fo:margin-left="0cm" fo:margin-right="0cm" fo:margin-top="0cm" fo:margin-bottom="0cm" fo:line-height="171%" fo:orphans="2" fo:widows="2" fo:text-indent="0cm" style:auto-text-indent="false" fo:padding="0cm" fo:border="none"/>
      <style:text-properties fo:font-variant="normal" fo:text-transform="none" fo:color="#000000" style:font-name="Open Sans" fo:font-size="9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fo:line-height="171%" fo:orphans="2" fo:widows="2" fo:text-indent="0cm" style:auto-text-indent="false" fo:padding="0cm" fo:border="none"/>
    </style:style>
    <style:style style:name="P10" style:family="paragraph" style:parent-style-name="Heading_20_1">
      <style:text-properties fo:language="en" fo:country="GB"/>
    </style:style>
    <style:style style:name="T1" style:family="text">
      <style:text-properties fo:font-variant="normal" fo:text-transform="none" fo:color="#000000" style:font-name="Open Sans" fo:font-size="9pt" fo:letter-spacing="normal" fo:font-style="normal" fo:font-weight="normal"/>
    </style:style>
    <style:style style:name="T2" style:family="text">
      <style:text-properties fo:font-variant="normal" fo:text-transform="none" fo:color="#9f9f9f" style:font-name="Open Sans" fo:font-size="9pt" fo:letter-spacing="normal" fo:font-style="normal" style:text-underline-style="solid" style:text-underline-width="auto" style:text-underline-color="font-color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2.07.2017</text:p>
      <text:p text:style-name="P2"/>
      <text:h text:style-name="P10" text:outline-level="1">Web Development Jobs and Careers</text:h>
      <text:h text:style-name="P10" text:outline-level="1"/>
      <text:p text:style-name="P3">At an Established Tech Company</text:p>
      <text:p text:style-name="P1"/>
      <text:list xml:id="list3027152882771159775" text:style-name="L2">
        <text:list-item>
          <text:p text:style-name="P4">like Google, Facebook or Twitter</text:p>
        </text:list-item>
      </text:list>
      <text:list xml:id="list7517498829210744414" text:style-name="L3">
        <text:list-item>
          <text:p text:style-name="P5">high standards/ difficult to get into</text:p>
        </text:list-item>
        <text:list-item>
          <text:p text:style-name="P5">good benefits</text:p>
        </text:list-item>
        <text:list-item>
          <text:p text:style-name="P5">lots of different skill sets searched for</text:p>
        </text:list-item>
        <text:list-item>
          <text:p text:style-name="P5">work in teams in a more specific area</text:p>
        </text:list-item>
        <text:list-item>
          <text:p text:style-name="P5">surrounded by people with a lot of experience you can learn from</text:p>
        </text:list-item>
      </text:list>
      <text:p text:style-name="P1"/>
      <text:p text:style-name="P3">At a Small Tech Startup</text:p>
      <text:p text:style-name="P1"/>
      <text:list xml:id="list34434167" text:continue-list="list3027152882771159775" text:style-name="L2">
        <text:list-item>
          <text:p text:style-name="P4">often slightly lower salaries</text:p>
        </text:list-item>
        <text:list-item>
          <text:p text:style-name="P4">longer hours</text:p>
        </text:list-item>
        <text:list-item>
          <text:p text:style-name="P4">unique environments</text:p>
        </text:list-item>
      </text:list>
      <text:p text:style-name="P1"/>
      <text:p text:style-name="P3">As a Freelancer</text:p>
      <text:p text:style-name="P1"/>
      <text:list xml:id="list34424333" text:continue-numbering="true" text:style-name="L2">
        <text:list-item>
          <text:p text:style-name="P4">higher hourly wage</text:p>
        </text:list-item>
        <text:list-item>
          <text:p text:style-name="P4">needs to manage own schedule</text:p>
        </text:list-item>
        <text:list-item>
          <text:p text:style-name="P4">needs to pull in own contract -&gt; less time coding &amp; and good social skills required</text:p>
        </text:list-item>
        <text:list-item>
          <text:p text:style-name="P4">freedom to create own product</text:p>
        </text:list-item>
        <text:list-item>
          <text:p text:style-name="P4">freedom to schedule your work</text:p>
        </text:list-item>
        <text:list-item>
          <text:p text:style-name="P4">may help out with existing projects</text:p>
        </text:list-item>
        <text:list-item>
          <text:p text:style-name="P4">may build project for client from scratch</text:p>
        </text:list-item>
      </text:list>
      <text:p text:style-name="P1"/>
      <text:p text:style-name="P3">At a Consulting Company</text:p>
      <text:p text:style-name="P1"/>
      <text:list xml:id="list6148769285412702465" text:style-name="L1">
        <text:list-item>
          <text:p text:style-name="P6">like Pivotal Labs, Thoughtbot or ThoughtWorks</text:p>
        </text:list-item>
        <text:list-item>
          <text:p text:style-name="P6">good work/life balance</text:p>
        </text:list-item>
        <text:list-item>
          <text:p text:style-name="P6">less income vs. freelancing</text:p>
        </text:list-item>
        <text:list-item>
          <text:p text:style-name="P6">good entry point into the industry</text:p>
        </text:list-item>
        <text:list-item>
          <text:p text:style-name="P6">client driven -&gt; good social skills required</text:p>
        </text:list-item>
        <text:list-item>
          <text:p text:style-name="P6">work in teams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1M30S</meta:editing-duration>
    <meta:editing-cycles>5</meta:editing-cycles>
    <meta:generator>OpenOffice/4.1.3$Win32 OpenOffice.org_project/413m1$Build-9783</meta:generator>
    <dc:date>2017-07-10T14:24:13.53</dc:date>
    <meta:print-date>2017-07-10T13:43:41.83</meta:print-date>
    <meta:document-statistic meta:table-count="0" meta:image-count="0" meta:object-count="0" meta:page-count="1" meta:paragraph-count="28" meta:word-count="169" meta:character-count="887"/>
    <meta:user-defined meta:name="Info 1"/>
    <meta:user-defined meta:name="Info 2"/>
    <meta:user-defined meta:name="Info 3"/>
    <meta:user-defined meta:name="Info 4"/>
  </office:meta>
</office:document-meta>
</file>